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allel_for</text:p>
          </table:table-cell>
          <table:table-cell office:value-type="string" calcext:value-type="string">
            <text:p>Two_for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1xCPU</text:p>
          </table:table-cell>
          <table:table-cell office:value-type="float" office:value="66.54" calcext:value-type="float">
            <text:p>66,54</text:p>
          </table:table-cell>
          <table:table-cell office:value-type="float" office:value="92.36" calcext:value-type="float">
            <text:p>92,36</text:p>
          </table:table-cell>
        </table:table-row>
        <table:table-row table:style-name="ro1">
          <table:table-cell office:value-type="string" calcext:value-type="string">
            <text:p>2xCPU</text:p>
          </table:table-cell>
          <table:table-cell office:value-type="float" office:value="50.46" calcext:value-type="float">
            <text:p>50,46</text:p>
          </table:table-cell>
          <table:table-cell office:value-type="float" office:value="139.57" calcext:value-type="float">
            <text:p>139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01:30.499195108</meta:creation-date>
    <dc:date>2018-12-01T21:43:54.735076978</dc:date>
    <meta:editing-duration>PT11M42S</meta:editing-duration>
    <meta:editing-cycles>1</meta:editing-cycles>
    <meta:document-statistic meta:table-count="1" meta:cell-count="11" meta:object-count="0"/>
    <meta:generator>LibreOffice/6.0.6.2$Linux_X86_64 LibreOffice_project/00m0$Build-2</meta:generator>
  </office:meta>
</office:document-meta>
</file>